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employee</text:h>
      <table:table table:name="employe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loyee_id</text:p>
          </table:table-cell>
          <table:table-cell office:value-type="string">
            <text:p>int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_nam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Joining_date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mployee</text:h>
      <table:table table:name="employee_structure">
        <table:table-column table:number-columns-repeated="6"/>
        <table:table-row>
          <table:table-cell office:value-type="string">
            <text:p>Employee_id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Salary</text:p>
          </table:table-cell>
          <table:table-cell office:value-type="string">
            <text:p>Joining_date</text:p>
          </table:table-cell>
          <table:table-cell office:value-type="string">
            <text:p>Departme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braham</text:p>
          </table:table-cell>
          <table:table-cell office:value-type="float" office:value="1000000">
            <text:p>1000000</text:p>
          </table:table-cell>
          <table:table-cell office:value-type="string">
            <text:p>01-Jan-13 12.00.00AM</text:p>
          </table:table-cell>
          <table:table-cell office:value-type="string">
            <text:p>Bankin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Jerry</text:p>
          </table:table-cell>
          <table:table-cell office:value-type="string">
            <text:p>Pinto</text:p>
          </table:table-cell>
          <table:table-cell office:value-type="float" office:value="650000">
            <text:p>650000</text:p>
          </table:table-cell>
          <table:table-cell office:value-type="string">
            <text:p>01-Feb-13 12.00.00AM</text:p>
          </table:table-cell>
          <table:table-cell office:value-type="string">
            <text:p>Insurance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9T07:45:12+01:00</meta:creation-date>
  </office:meta>
</office:document-meta>
</file>